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4000002B7A99D2EDF8BE3D3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a933" draw:marker-start-width="0.279cm" draw:marker-end-width="0.279cm" draw:opacity="0%" draw:textarea-horizontal-align="justify" draw:textarea-vertical-align="middle" draw:auto-grow-height="false" fo:min-height="9.021cm" fo:min-width="17.53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a933" draw:marker-start-width="0.279cm" draw:marker-end-width="0.279cm" draw:opacity="0%" draw:textarea-horizontal-align="justify" draw:textarea-vertical-align="middle" draw:auto-grow-height="false" fo:min-height="3.56cm" fo:min-width="17.53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2.163cm" fo:min-width="16.264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102cm" svg:x="1cm" svg:y="6.798cm">
          <draw:image xlink:href="Pictures/1000020100000334000002B7A99D2EDF8BE3D33F.png" xlink:type="simple" xlink:show="embed" xlink:actuate="onLoad" loext:mime-type="image/png">
            <text:p/>
          </draw:image>
        </draw:frame>
        <draw:custom-shape draw:style-name="gr2" draw:text-style-name="P2" draw:layer="layout" svg:width="18.034cm" svg:height="9.271cm" svg:x="1.762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8.034cm" svg:height="3.81cm" svg:x="1.762cm" svg:y="17.7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764cm" svg:height="2.413cm" svg:x="2.905cm" svg:y="14.9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0.492cm" svg:y1="17.637cm" svg:x2="20.812cm" svg:y2="17.6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1T10:44:25.258862550</dc:date>
    <meta:editing-duration>PT7M6S</meta:editing-duration>
    <meta:editing-cycles>1</meta:editing-cycles>
    <meta:document-statistic meta:object-count="5"/>
    <meta:generator>LibreOffice/6.4.7.2$Linux_X86_64 LibreOffice_project/40$Build-2</meta:generator>
  </office:meta>
</office:document-meta>
</file>